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B00000022866C32DC.jpg"/>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margin-top="0cm" fo:margin-bottom="0cm"/>
      <style:text-properties fo:font-style="italic" style:font-style-asian="italic" style:font-style-complex="italic"/>
    </style:style>
    <style:style style:name="P9" style:family="paragraph" style:parent-style-name="Text_20_body" style:master-page-name="">
      <style:paragraph-properties fo:margin-top="0cm" fo:margin-bottom="0cm" style:page-number="auto"/>
      <style:text-properties fo:font-style="italic" style:font-style-asian="italic" style:font-style-complex="italic"/>
    </style:style>
    <style:style style:name="P10" style:family="paragraph" style:parent-style-name="Heading">
      <style:text-properties fo:font-size="20pt" fo:font-weight="bold" style:font-size-asian="20pt" style:font-weight-asian="bold" style:font-size-complex="20pt" style:font-weight-complex="bold"/>
    </style:style>
    <style:style style:name="P11" style:family="paragraph" style:parent-style-name="Heading_20_2" style:list-style-name="L1">
      <style:text-properties fo:font-style="italic" style:font-style-asian="italic" style:font-style-complex="italic"/>
    </style:style>
    <style:style style:name="P12" style:family="paragraph" style:parent-style-name="Heading_20_1" style:list-style-name="L1"/>
    <style:style style:name="P13" style:family="paragraph" style:parent-style-name="Text_20_body" style:list-style-name="L2"/>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fo:font-weight="normal" style:font-style-asian="normal" style:font-weight-asian="normal" style:font-style-complex="normal"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dev.freebus.org/usr/local/svn/freebus</text:span></text:p>
      <text:p text:style-name="P3">Im folgenden wird beschrieben, welche Schritte und Tools nötig sind um den Zugang einzurichten. Unter Punkt 1 für Windows, Punkt 2 für Linux.</text:p>
      <text:p text:style-name="P3">Der SSH-Fingerprint unseres Servers ist: 53:06:27:da:4d:b6:5d:53:52:da:0b:46:a3:00:33:ee</text:p>
      <text:list text:style-name="L1">
        <text:list-item>
          <text:h text:style-name="P12" text:outline-level="1">WINDOWS</text:h>
          <text:list>
            <text:list-item>
              <text:h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2" draw:name="Grafik1" text:anchor-type="paragraph" svg:x="0.554cm" svg:y="0.175cm" svg:width="0.529cm" svg:height="0.584cm" draw:z-index="0"><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3">Name der Datei muss authorized_keys sein, keine Endung</text:p>
        </text:list-item>
        <text:list-item>
          <text:p text:style-name="P13">Datei auf den Server kopiert in das Verzeichnis .ssh</text:p>
        </text:list-item>
        <text:list-item>
          <text:p text:style-name="P13"><text:soft-page-break/>pageant gestartet und Key geladen</text:p>
        </text:list-item>
      </text:list>
      <text:list text:style-name="L1" text:continue-numbering="true">
        <text:list-item>
          <text:list text:continue-numbering="true">
            <text:list-item>
              <text:h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2"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text:style-name="L3">
        <text:list-item>
          <text:p text:style-name="P14"><text:span text:style-name="T4">Eclipse bietet über ein plugin SVN integration: </text:span><text:a xlink:type="simple" xlink:href="http://subclipse.tigris.org/"><text:span text:style-name="T4">http://subclipse.tigris.org/</text:span></text:a></text:p>
        </text:list-item>
        <text:list-item>
          <text:p text:style-name="P15">Für Ubuntu gibt’s ein Paket für die Integration von SVN in Nautilus (nautilus-script-collection-svn)</text:p>
        </text:list-item>
        <text:list-item>
          <text:p text:style-name="P14"><text:span text:style-name="T4">Für KDE gibt’s KDEsvn </text:span><text:a xlink:type="simple" xlink:href="http://kdesvn.alwins-world.de/"><text:span text:style-name="T4">http://kdesvn.alwins-world.de/</text:span></text:a></text:p>
        </text:list-item>
        <text:list-item>
          <text:p text:style-name="P14"><text:span text:style-name="T4">Für Gnome gibt’s NaughtySVN </text:span><text:a xlink:type="simple" xlink:href="http://naughtysvn.tigris.org/"><text:span text:style-name="T4">http://naughtysvn.tigris.org/</text:span></text:a></text:p>
        </text:list-item>
      </text:list>
      <text:list text:style-name="L1" text:continue-numbering="true">
        <text:list-item>
          <text:list text:continue-numbering="true">
            <text:list-item>
              <text:h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9"><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soft-page-break/><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text:style-name="L1" text:continue-numbering="true">
        <text:list-item>
          <text:list text:continue-numbering="true">
            <text:list-item>
              <text:h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8"><text:tab/>ssh-add</text:p>
      <text:p text:style-name="P7"><text:tab/>Enter passphrase for /home/username/.ssh/id_rsa:</text:p>
      <text:list text:style-name="L1" text:continue-numbering="true">
        <text:list-item>
          <text:list text:continue-numbering="true">
            <text:list-item>
              <text:h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8"><text:tab/>mkdir /tmp/.ssh</text:p>
      <text:p text:style-name="P8"><text:tab/>cp ~/.ssh/id_rsa.pub /tmp/.ssh/authorized_keys</text:p>
      <text:p text:style-name="P7"><text:tab/>scp -r /tmp/.ssh &lt;user&gt;@dev.freebus.org:</text:p>
      <text:p text:style-name="Text_20_body">Überprüft hier, ob der Host-Fingerprint passt, steht ganz oben in diesem Dokument.</text:p>
      <text:list text:style-name="L1" text:continue-numbering="true">
        <text:list-item>
          <text:list text:continue-numbering="true">
            <text:list-item>
              <text:h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dev.freebus.org/usr/local/svn/freebus</text:p>
      <text:list text:style-name="L1" text:continue-numbering="true">
        <text:list-item>
          <text:list text:continue-numbering="true">
            <text:list-item>
              <text:h text:style-name="P11"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text:style-name="L1" text:continue-numbering="true">
        <text:list-item>
          <text:h text:style-name="P12" text:outline-level="1">Was ist beim Programmieren zu beachten</text:h>
        </text:list-item>
      </text:list>
      <text:p text:style-name="Text_20_body">Wir nutzen einen Tabstob von 5 Zeichen, das sollte in jeder IDE einstellbar sein (z.B. AVR Studio 4).</text:p>
      <text:p text:style-name="Text_20_body"><text:soft-page-break/>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T1" style:family="text">
      <style:text-properties fo:font-size="13pt" fo:font-weight="bold" style:font-size-asian="13pt" style:font-weight-asian="bold" style:font-size-complex="13pt"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tab/><text:span text:style-name="T1">Freebus – Start</text:span></text:p>
        <text:p text:style-name="P1"><text:tab/><text:tab/>SVN Zugang</text:p>
      </style:header>
      <style:footer>
        <text:p text:style-name="Footer">Matthias Fechner / Thomas<text:tab/><text:date style:data-style-name="N76" text:date-value="2008-05-16T14:37:25.70" text:fixed="true">16. Mai 2008</text:date><text:tab/>Seite <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7-11-11T21:28:26</meta:creation-date>
    <dc:creator>Matthias Fechner</dc:creator>
    <dc:date>2008-06-15T18:43:47</dc:date>
    <meta:editing-cycles>25</meta:editing-cycles>
    <meta:editing-duration>PT4H22M12S</meta:editing-duration>
    <meta:user-defined meta:name="Info 1"/>
    <meta:user-defined meta:name="Info 2"/>
    <meta:user-defined meta:name="Info 3"/>
    <meta:user-defined meta:name="Info 4"/>
    <meta:document-statistic meta:table-count="0" meta:image-count="3" meta:object-count="0" meta:page-count="5" meta:paragraph-count="83" meta:word-count="1176" meta:character-count="7668"/>
  </office:meta>
</office:document-meta>
</file>